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3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2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/text:p>
      <text:p text:style-name="P5">Author of letter<text:tab/><text:tab/><text:tab/><text:tab/>Caroline E. White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0 November</text:p>
      <text:p text:style-name="P5">Month<text:tab/><text:tab/><text:tab/><text:tab/><text:tab/><text:tab/>November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2113 Pine st. Friday, November 10th/</text:span></text:p>
      <text:p text:style-name="P2"><text:span text:style-name="T1">Rev. S. Morais/</text:span></text:p>
      <text:p text:style-name="P2"><text:span text:style-name="T1"><text:tab/>Dear Sir,/</text:span></text:p>
      <text:p text:style-name="P2"><text:span text:style-name="T1"><text:tab/><text:tab/>I enclose you an official/ invitation from the Secretary of our Commit/tee, to speak at the meeting on the evening of/ Monday next, thinking that you may like/ to have it. <text:s/>You need not trouble yourself/ however to answer it, as he knows that you/ have consented to speak. <text:s/>You remember,/ no doubt that the meeting is to be held in/ the Hall at the N. E. corner of Chestnut/ and 18</text:span><text:span text:style-name="T2">th</text:span><text:span text:style-name="T1"> sts. <text:s/>Will you please to take your/ seat upon the platform,/</text:span></text:p>
      <text:p text:style-name="P2"><text:span text:style-name="T1"><text:tab/><text:tab/><text:tab/><text:tab/><text:tab/>and oblige/</text:span></text:p>
      <text:p text:style-name="P2"><text:span text:style-name="T1"><text:tab/><text:tab/><text:tab/><text:tab/><text:tab/><text:tab/>yours very sincerely/</text:span></text:p>
      <text:p text:style-name="P2"><text:span text:style-name="T1"><text:tab/><text:tab/><text:tab/><text:tab/><text:tab/><text:tab/>Caroline E. White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8T10:00:55</meta:creation-date>
    <dc:date>2009-05-28T10:08:23</dc:date>
    <dc:language>en-US</dc:language>
    <meta:editing-cycles>2</meta:editing-cycles>
    <meta:editing-duration>PT7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7" meta:word-count="262" meta:character-count="1827"/>
  </office:meta>
</office:document-meta>
</file>